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1" svg:font-family="Arial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  <style:font-face style:name="arial" svg:font-family="arial, sans-serif"/>
  </office:font-face-decls>
  <office:automatic-styles>
    <style:style style:name="Table1" style:family="table">
      <style:table-properties style:width="17.006cm" fo:margin-left="0cm" table:align="left"/>
    </style:style>
    <style:style style:name="Table1.A" style:family="table-column">
      <style:table-column-properties style:column-width="7.592cm"/>
    </style:style>
    <style:style style:name="Table1.B" style:family="table-column">
      <style:table-column-properties style:column-width="9.414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none" fo:border-bottom="none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1" fo:font-size="12pt" officeooo:paragraph-rsid="001d8dae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1" fo:font-size="12pt" officeooo:rsid="001d8dae" officeooo:paragraph-rsid="001d8dae" style:font-size-asian="12pt" style:font-size-complex="12pt"/>
    </style:style>
    <style:style style:name="P4" style:family="paragraph" style:parent-style-name="Table_20_Contents">
      <style:text-properties style:font-name="Arial1" fo:font-size="12pt" officeooo:rsid="000cc604" officeooo:paragraph-rsid="000cc604" style:font-size-asian="12pt" style:font-name-complex="Mangal" style:font-size-complex="12pt"/>
    </style:style>
    <style:style style:name="P5" style:family="paragraph" style:parent-style-name="Table_20_Contents">
      <style:text-properties style:font-name="Arial1" fo:font-size="12pt" officeooo:rsid="000df896" officeooo:paragraph-rsid="000df896" style:font-size-asian="12pt" style:font-name-complex="Mangal" style:font-size-complex="12pt"/>
    </style:style>
    <style:style style:name="P6" style:family="paragraph" style:parent-style-name="Standard">
      <style:text-properties style:font-name="Arial1" fo:font-size="12pt" fo:font-weight="bold" officeooo:rsid="0024ec48" officeooo:paragraph-rsid="0012279c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Arial1" fo:font-size="12pt" fo:font-weight="bold" officeooo:rsid="007a9078" officeooo:paragraph-rsid="007a9078" style:font-size-asian="12pt" style:font-weight-asian="bold" style:font-name-complex="Mangal" style:font-size-complex="12pt" style:font-weight-complex="bold"/>
    </style:style>
    <style:style style:name="P8" style:family="paragraph" style:parent-style-name="Table_20_Contents">
      <style:text-properties style:font-name="Arial1" fo:font-size="12pt" fo:font-weight="bold" officeooo:rsid="008146a7" officeooo:paragraph-rsid="008146a7" style:font-size-asian="12pt" style:font-weight-asian="bold" style:font-name-complex="Mangal" style:font-size-complex="12pt" style:font-weight-complex="bold"/>
    </style:style>
    <style:style style:name="P9" style:family="paragraph" style:parent-style-name="Table_20_Contents">
      <style:text-properties style:font-name="Arial1" fo:font-size="12pt" fo:font-weight="normal" officeooo:rsid="0068ba20" officeooo:paragraph-rsid="0068ba20" style:font-size-asian="12pt" style:font-weight-asian="normal" style:font-name-complex="Mangal" style:font-size-complex="12pt" style:font-weight-complex="normal"/>
    </style:style>
    <style:style style:name="P10" style:family="paragraph" style:parent-style-name="Table_20_Contents">
      <style:text-properties style:font-name="Arial1" fo:font-size="12pt" fo:font-weight="normal" officeooo:rsid="007a9078" officeooo:paragraph-rsid="007a9078" style:font-size-asian="12pt" style:font-weight-asian="normal" style:font-name-complex="Mangal" style:font-size-complex="12pt" style:font-weight-complex="normal"/>
    </style:style>
    <style:style style:name="P11" style:family="paragraph" style:parent-style-name="Table_20_Contents">
      <style:text-properties style:font-name="Arial1" fo:font-size="12pt" fo:font-weight="normal" officeooo:rsid="007ce6ea" officeooo:paragraph-rsid="007ce6ea" style:font-size-asian="12pt" style:font-weight-asian="normal" style:font-name-complex="Mangal" style:font-size-complex="12pt" style:font-weight-complex="normal"/>
    </style:style>
    <style:style style:name="P12" style:family="paragraph" style:parent-style-name="Table_20_Contents">
      <style:text-properties style:font-name="Arial1" fo:font-size="12pt" fo:font-weight="normal" officeooo:rsid="007ec472" officeooo:paragraph-rsid="007ec472" style:font-size-asian="12pt" style:font-weight-asian="normal" style:font-name-complex="Mangal" style:font-size-complex="12pt" style:font-weight-complex="normal"/>
    </style:style>
    <style:style style:name="P13" style:family="paragraph" style:parent-style-name="Table_20_Contents">
      <style:text-properties style:font-name="Arial1" fo:font-size="12pt" fo:font-weight="normal" officeooo:rsid="007f7e4b" officeooo:paragraph-rsid="007f7e4b" style:font-size-asian="12pt" style:font-weight-asian="normal" style:font-name-complex="Mangal" style:font-size-complex="12pt" style:font-weight-complex="normal"/>
    </style:style>
    <style:style style:name="P14" style:family="paragraph" style:parent-style-name="Table_20_Contents">
      <style:text-properties style:font-name="Arial1" fo:font-size="12pt" fo:font-weight="normal" officeooo:rsid="008146a7" officeooo:paragraph-rsid="008146a7" style:font-size-asian="12pt" style:font-weight-asian="normal" style:font-name-complex="Mangal" style:font-size-complex="12pt" style:font-weight-complex="normal"/>
    </style:style>
    <style:style style:name="P15" style:family="paragraph" style:parent-style-name="Table_20_Contents">
      <style:text-properties style:font-name="Arial1" fo:font-size="12pt" fo:font-weight="normal" officeooo:rsid="0081ed66" officeooo:paragraph-rsid="0081ed66" style:font-size-asian="12pt" style:font-weight-asian="normal" style:font-name-complex="Mangal" style:font-size-complex="12pt" style:font-weight-complex="normal"/>
    </style:style>
    <style:style style:name="P16" style:family="paragraph" style:parent-style-name="Table_20_Contents">
      <style:text-properties style:font-name="Arial1" fo:font-size="12pt" fo:font-style="normal" fo:font-weight="normal" officeooo:rsid="00689b12" officeooo:paragraph-rsid="00689b12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17" style:family="paragraph" style:parent-style-name="Table_20_Contents">
      <style:text-properties style:font-name="Arial1" fo:font-size="12pt" fo:font-style="normal" fo:font-weight="normal" officeooo:rsid="007a9078" officeooo:paragraph-rsid="007a9078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18" style:family="paragraph" style:parent-style-name="Table_20_Contents">
      <style:text-properties style:font-name="Arial1" fo:font-size="12pt" fo:font-style="normal" fo:font-weight="bold" officeooo:rsid="007c31b1" officeooo:paragraph-rsid="007c31b1" style:font-size-asian="12pt" style:font-style-asian="normal" style:font-weight-asian="bold" style:font-name-complex="Mangal" style:font-size-complex="12pt" style:font-style-complex="normal" style:font-weight-complex="bold"/>
    </style:style>
    <style:style style:name="P19" style:family="paragraph" style:parent-style-name="Standard">
      <style:text-properties fo:font-variant="normal" fo:text-transform="none" fo:color="#222222" loext:opacity="100%" style:font-name="Arial1" fo:font-size="12pt" fo:letter-spacing="normal" fo:font-style="normal" fo:font-weight="normal" officeooo:rsid="000b9e15" style:font-size-asian="12pt" style:font-size-complex="12pt"/>
    </style:style>
    <style:style style:name="P20" style:family="paragraph" style:parent-style-name="Listenabsatz">
      <style:text-properties fo:font-variant="normal" fo:text-transform="none" fo:color="#222222" loext:opacity="100%" style:font-name="Arial1" fo:font-size="12pt" fo:letter-spacing="normal" fo:font-style="normal" fo:font-weight="normal" officeooo:rsid="000b9e15" officeooo:paragraph-rsid="000b9e15" style:font-size-asian="12pt" style:font-size-complex="12pt"/>
    </style:style>
    <style:style style:name="P21" style:family="paragraph" style:parent-style-name="Listenabsatz">
      <style:paragraph-properties fo:margin-left="0cm" fo:margin-right="0cm" fo:text-indent="0cm" style:auto-text-indent="false"/>
      <style:text-properties fo:font-variant="normal" fo:text-transform="none" fo:color="#222222" loext:opacity="100%" style:font-name="Arial1" fo:font-size="12pt" fo:letter-spacing="normal" fo:font-style="normal" fo:font-weight="normal" officeooo:rsid="000b9e15" officeooo:paragraph-rsid="000b9e15" style:font-size-asian="12pt" style:font-size-complex="12pt"/>
    </style:style>
    <style:style style:name="P22" style:family="paragraph" style:parent-style-name="Listenabsatz">
      <style:paragraph-properties fo:margin-left="0cm" fo:margin-right="0cm" fo:text-indent="0cm" style:auto-text-indent="false" fo:break-before="page"/>
      <style:text-properties fo:font-variant="normal" fo:text-transform="none" fo:color="#222222" loext:opacity="100%" style:font-name="Arial1" fo:font-size="12pt" fo:letter-spacing="normal" fo:font-style="normal" fo:font-weight="normal" officeooo:rsid="000b9e15" officeooo:paragraph-rsid="000b9e15" style:font-size-asian="12pt" style:font-size-complex="12pt"/>
    </style:style>
    <style:style style:name="P23" style:family="paragraph" style:parent-style-name="Listenabsatz">
      <style:text-properties fo:font-variant="normal" fo:text-transform="none" fo:color="#222222" loext:opacity="100%" style:font-name="Arial1" fo:font-size="12pt" fo:letter-spacing="normal" fo:font-style="normal" fo:font-weight="bold" officeooo:rsid="000b9e15" officeooo:paragraph-rsid="000b9e15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bold" officeooo:rsid="00790dac" officeooo:paragraph-rsid="00790dac" style:font-name-asian="Courier New1" style:font-size-asian="12pt" style:font-weight-asian="bold" style:font-name-complex="Mangal" style:font-size-complex="12pt" style:font-weight-complex="bold"/>
    </style:style>
    <style:style style:name="P25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bold" officeooo:rsid="008146a7" officeooo:paragraph-rsid="0081ed66" style:font-name-asian="Courier New1" style:font-size-asian="12pt" style:font-weight-asian="bold" style:font-name-complex="Mangal" style:font-size-complex="12pt" style:font-weight-complex="bold"/>
    </style:style>
    <style:style style:name="P26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bold" officeooo:rsid="00854dbb" officeooo:paragraph-rsid="00854dbb" style:font-name-asian="Courier New1" style:font-size-asian="12pt" style:font-weight-asian="bold" style:font-name-complex="Mangal" style:font-size-complex="12pt" style:font-weight-complex="bold"/>
    </style:style>
    <style:style style:name="P27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normal" officeooo:rsid="00854dbb" officeooo:paragraph-rsid="00854dbb" style:font-name-asian="Courier New1" style:font-size-asian="12pt" style:font-weight-asian="normal" style:font-name-complex="Mangal" style:font-size-complex="12pt" style:font-weight-complex="normal"/>
    </style:style>
    <style:style style:name="P28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normal" officeooo:rsid="0085942e" officeooo:paragraph-rsid="0085942e" style:font-name-asian="Courier New1" style:font-size-asian="12pt" style:font-weight-asian="normal" style:font-name-complex="Mang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Courier New2" fo:font-size="12pt" fo:letter-spacing="normal" fo:font-style="normal" fo:font-weight="normal" officeooo:rsid="0081ed66" officeooo:paragraph-rsid="00854dbb" style:font-name-asian="Courier New1" style:font-size-asian="12pt" style:font-weight-asian="normal" style:font-name-complex="Mangal" style:font-size-complex="12pt" style:font-weight-complex="normal"/>
    </style:style>
    <style:style style:name="P30" style:family="paragraph" style:parent-style-name="Table_20_Contents">
      <style:text-properties fo:font-variant="normal" fo:text-transform="none" fo:color="#000000" loext:opacity="100%" style:font-name="Courier New2" fo:font-size="12pt" fo:letter-spacing="normal" fo:font-style="normal" fo:font-weight="bold" officeooo:rsid="00790dac" officeooo:paragraph-rsid="00790dac" style:font-name-asian="Courier New1" style:font-size-asian="12pt" style:font-weight-asian="bold" style:font-name-complex="Mangal" style:font-size-complex="12pt" style:font-weight-complex="bold"/>
    </style:style>
    <style:style style:name="P31" style:family="paragraph" style:parent-style-name="Table_20_Contents">
      <style:text-properties fo:font-variant="normal" fo:text-transform="none" style:use-window-font-color="true" loext:opacity="0%" style:font-name="Arial" fo:font-size="11pt" fo:letter-spacing="normal" fo:font-style="normal" fo:font-weight="normal" officeooo:rsid="0076fb98" officeooo:paragraph-rsid="0076fb98" style:font-name-asian="Courier New1" style:font-size-asian="11pt" style:font-weight-asian="normal" style:font-name-complex="Mangal" style:font-size-complex="12pt" style:font-weight-complex="normal"/>
    </style:style>
    <style:style style:name="P32" style:family="paragraph" style:parent-style-name="Standard">
      <style:text-properties style:use-window-font-color="true" loext:opacity="0%" style:font-name="Courier New2" fo:font-size="12pt" fo:font-weight="normal" officeooo:rsid="0071cf48" officeooo:paragraph-rsid="008146a7" style:font-size-asian="12pt" style:font-weight-asian="normal" style:font-name-complex="Mangal" style:font-size-complex="12pt" style:font-weight-complex="normal"/>
    </style:style>
    <style:style style:name="P33" style:family="paragraph" style:parent-style-name="Table_20_Contents">
      <style:text-properties style:use-window-font-color="true" loext:opacity="0%" style:font-name="Courier New2" fo:font-size="12pt" fo:font-weight="normal" officeooo:rsid="0071cf48" officeooo:paragraph-rsid="008146a7" style:font-size-asian="12pt" style:font-weight-asian="normal" style:font-name-complex="Mangal" style:font-size-complex="12pt" style:font-weight-complex="normal"/>
    </style:style>
    <style:style style:name="P34" style:family="paragraph" style:parent-style-name="Table_20_Contents">
      <style:text-properties style:use-window-font-color="true" loext:opacity="0%" style:font-name="Courier New2" fo:font-size="12pt" fo:font-weight="normal" officeooo:rsid="0071cf48" officeooo:paragraph-rsid="0071cf48" style:font-size-asian="12pt" style:font-weight-asian="normal" style:font-name-complex="Mangal" style:font-size-complex="12pt" style:font-weight-complex="normal"/>
    </style:style>
    <style:style style:name="P35" style:family="paragraph" style:parent-style-name="Table_20_Contents">
      <style:text-properties style:use-window-font-color="true" loext:opacity="0%" style:font-name="Courier New2" fo:font-size="12pt" fo:font-weight="normal" officeooo:rsid="0071cf48" officeooo:paragraph-rsid="007ec472" style:font-size-asian="12pt" style:font-weight-asian="normal" style:font-name-complex="Mangal" style:font-size-complex="12pt" style:font-weight-complex="normal"/>
    </style:style>
    <style:style style:name="P36" style:family="paragraph" style:parent-style-name="Table_20_Contents">
      <style:text-properties style:use-window-font-color="true" loext:opacity="0%" style:font-name="Courier New2" fo:font-size="12pt" fo:font-weight="normal" officeooo:rsid="0071cf48" officeooo:paragraph-rsid="007f7e4b" style:font-size-asian="12pt" style:font-weight-asian="normal" style:font-name-complex="Mangal" style:font-size-complex="12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2pt" fo:font-weight="normal" officeooo:rsid="0081ed66" officeooo:paragraph-rsid="0081ed66" style:font-size-asian="12pt" style:font-weight-asian="normal" style:font-name-complex="Mangal" style:font-size-complex="12pt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2pt" fo:font-weight="normal" officeooo:rsid="0084cc7e" officeooo:paragraph-rsid="0084cc7e" style:font-size-asian="12pt" style:font-weight-asian="normal" style:font-name-complex="Mangal" style:font-size-complex="12pt" style:font-weight-complex="normal"/>
    </style:style>
    <style:style style:name="P39" style:family="paragraph" style:parent-style-name="Standard">
      <style:text-properties style:font-name="Courier New2" fo:font-size="12pt" fo:font-weight="normal" officeooo:rsid="00697e9d" officeooo:paragraph-rsid="0068ba20" style:font-size-asian="12pt" style:font-weight-asian="normal" style:font-name-complex="Mangal" style:font-size-complex="12pt" style:font-weight-complex="normal"/>
    </style:style>
    <style:style style:name="P40" style:family="paragraph" style:parent-style-name="Table_20_Contents">
      <style:text-properties style:font-name="Courier New2" fo:font-size="12pt" fo:font-weight="normal" officeooo:rsid="007a9078" officeooo:paragraph-rsid="007a9078" style:font-size-asian="12pt" style:font-weight-asian="normal" style:font-name-complex="Mangal" style:font-size-complex="12pt" style:font-weight-complex="normal"/>
    </style:style>
    <style:style style:name="P41" style:family="paragraph" style:parent-style-name="Table_20_Contents">
      <style:text-properties style:font-name="Courier New2" fo:font-size="12pt" fo:font-weight="normal" officeooo:rsid="00689b12" officeooo:paragraph-rsid="00689b12" style:font-size-asian="12pt" style:font-weight-asian="normal" style:font-name-complex="Mangal" style:font-size-complex="12pt" style:font-weight-complex="normal"/>
    </style:style>
    <style:style style:name="P42" style:family="paragraph" style:parent-style-name="Table_20_Contents">
      <style:text-properties style:font-name="Courier New2" fo:font-size="12pt" fo:font-weight="normal" officeooo:rsid="00689b12" officeooo:paragraph-rsid="007ce6ea" style:font-size-asian="12pt" style:font-weight-asian="normal" style:font-name-complex="Mangal" style:font-size-complex="12pt" style:font-weight-complex="normal"/>
    </style:style>
    <style:style style:name="P43" style:family="paragraph" style:parent-style-name="Table_20_Contents">
      <style:text-properties style:font-name="Courier New2" fo:font-size="12pt" fo:font-weight="normal" officeooo:rsid="00689b12" officeooo:paragraph-rsid="007ec472" style:font-size-asian="12pt" style:font-weight-asian="normal" style:font-name-complex="Mangal" style:font-size-complex="12pt" style:font-weight-complex="normal"/>
    </style:style>
    <style:style style:name="P44" style:family="paragraph" style:parent-style-name="Table_20_Contents">
      <style:text-properties style:font-name="Courier New2" fo:font-size="12pt" fo:font-weight="normal" officeooo:rsid="00689b12" officeooo:paragraph-rsid="007f7e4b" style:font-size-asian="12pt" style:font-weight-asian="normal" style:font-name-complex="Mangal" style:font-size-complex="12pt" style:font-weight-complex="normal"/>
    </style:style>
    <style:style style:name="P45" style:family="paragraph" style:parent-style-name="Table_20_Contents">
      <style:text-properties style:font-name="Courier New2" fo:font-size="12pt" fo:font-style="normal" fo:font-weight="normal" officeooo:rsid="007a9078" officeooo:paragraph-rsid="007a9078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6" style:family="paragraph" style:parent-style-name="Table_20_Contents">
      <style:text-properties style:font-name="Courier New2" fo:font-size="12pt" fo:font-style="normal" fo:font-weight="normal" officeooo:rsid="007a9078" officeooo:paragraph-rsid="007ce6ea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7" style:family="paragraph" style:parent-style-name="Table_20_Contents">
      <style:text-properties style:font-name="Courier New2" fo:font-size="12pt" fo:font-style="normal" fo:font-weight="normal" officeooo:rsid="007ce6ea" officeooo:paragraph-rsid="007ce6ea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8" style:family="paragraph" style:parent-style-name="Standard" style:master-page-name="MP0">
      <style:paragraph-properties style:page-number="auto" fo:break-before="page"/>
      <style:text-properties style:font-name="Arial1" fo:font-size="12pt" officeooo:rsid="003173c6" officeooo:paragraph-rsid="003173c6" style:font-size-asian="12pt" style:font-size-complex="12pt"/>
    </style:style>
    <style:style style:name="P49" style:family="paragraph" style:parent-style-name="Standard">
      <style:text-properties fo:color="#000000" loext:opacity="100%" style:font-name="Courier New2" fo:font-size="12pt" fo:font-style="normal" fo:font-weight="normal" officeooo:rsid="007c31b1" officeooo:paragraph-rsid="007a9078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font-name="Courier New2" fo:font-size="12pt" fo:font-style="normal" fo:font-weight="normal" officeooo:rsid="007c31b1" officeooo:paragraph-rsid="007ce6ea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font-name="Courier New2" fo:font-size="12pt" fo:font-weight="normal" officeooo:rsid="00697e9d" officeooo:paragraph-rsid="0068ba20" style:font-size-asian="12pt" style:font-weight-asian="normal" style:font-name-complex="Mangal" style:font-size-complex="12pt" style:font-weight-complex="normal"/>
    </style:style>
    <style:style style:name="P52" style:family="paragraph" style:parent-style-name="Standard">
      <style:text-properties fo:color="#000000" loext:opacity="100%" style:font-name="Courier New2" fo:font-size="12pt" fo:font-weight="normal" officeooo:rsid="0081ed66" officeooo:paragraph-rsid="0081ed66" style:font-size-asian="12pt" style:font-weight-asian="normal" style:font-name-complex="Mangal" style:font-size-complex="12pt" style:font-weight-complex="normal"/>
    </style:style>
    <style:style style:name="P5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2" fo:font-size="10pt" fo:font-weight="bold" officeooo:rsid="00689b12" officeooo:paragraph-rsid="00689b12" style:font-size-asian="10pt" style:font-weight-asian="bold" style:font-name-complex="Mangal" style:font-size-complex="10pt" style:font-weight-complex="bold"/>
    </style:style>
    <style:style style:name="P54" style:family="paragraph" style:parent-style-name="Standard">
      <style:text-properties fo:color="#000000" loext:opacity="100%" style:font-name="Courier New2" fo:font-size="10pt" fo:font-weight="bold" officeooo:rsid="00689b12" officeooo:paragraph-rsid="00689b12" style:font-size-asian="10pt" style:font-weight-asian="bold" style:font-name-complex="Mangal" style:font-size-complex="10pt" style:font-weight-complex="bold"/>
    </style:style>
    <style:style style:name="P5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2" fo:font-size="10pt" style:font-size-asian="10pt" style:font-size-complex="10pt"/>
    </style:style>
    <style:style style:name="P56" style:family="paragraph" style:parent-style-name="Standard">
      <style:text-properties fo:font-variant="normal" fo:text-transform="none" fo:color="#000000" loext:opacity="100%" style:font-name="Courier New2" fo:font-size="12pt" fo:letter-spacing="normal" fo:font-style="normal" fo:font-weight="normal" officeooo:rsid="00854dbb" officeooo:paragraph-rsid="00854dbb" style:font-name-asian="Courier New1" style:font-size-asian="12pt" style:font-weight-asian="normal" style:font-name-complex="Mangal" style:font-size-complex="12pt" style:font-weight-complex="normal"/>
    </style:style>
    <style:style style:name="P57" style:family="paragraph" style:parent-style-name="Table_20_Contents">
      <style:text-properties fo:color="#000000" loext:opacity="100%" style:font-name="Courier New2" fo:font-size="12pt" fo:font-style="normal" fo:font-weight="normal" officeooo:rsid="007c31b1" officeooo:paragraph-rsid="007ce6ea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58" style:family="paragraph" style:parent-style-name="Table_20_Contents">
      <style:text-properties fo:color="#000000" loext:opacity="100%" style:font-name="Courier New2" fo:font-size="12pt" fo:font-style="normal" fo:font-weight="normal" officeooo:rsid="007c31b1" officeooo:paragraph-rsid="007ec472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59" style:family="paragraph" style:parent-style-name="Table_20_Contents">
      <style:text-properties fo:color="#000000" loext:opacity="100%" style:font-name="Courier New2" fo:font-size="12pt" fo:font-style="normal" fo:font-weight="normal" officeooo:rsid="007c31b1" officeooo:paragraph-rsid="007a9078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60" style:family="paragraph" style:parent-style-name="Table_20_Contents">
      <style:text-properties fo:color="#000000" loext:opacity="100%" style:font-name="Courier New2" fo:font-size="12pt" fo:font-style="normal" fo:font-weight="normal" officeooo:rsid="007a9078" officeooo:paragraph-rsid="00896656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61" style:family="paragraph" style:parent-style-name="Table_20_Contents">
      <style:text-properties fo:font-variant="normal" fo:text-transform="none" style:use-window-font-color="true" loext:opacity="0%" style:font-name="Courier New2" fo:font-size="12pt" fo:letter-spacing="normal" fo:font-style="normal" fo:font-weight="normal" officeooo:rsid="0071cf48" officeooo:paragraph-rsid="0071cf48" style:font-size-asian="12pt" style:font-weight-asian="normal" style:font-name-complex="Mangal" style:font-size-complex="12pt" style:font-weight-complex="normal"/>
    </style:style>
    <style:style style:name="P62" style:family="paragraph" style:parent-style-name="Table_20_Contents">
      <style:text-properties fo:font-variant="normal" fo:text-transform="none" style:use-window-font-color="true" loext:opacity="0%" style:font-name="Courier New2" fo:font-size="12pt" fo:letter-spacing="normal" fo:font-style="normal" fo:font-weight="normal" officeooo:rsid="0071cf48" officeooo:paragraph-rsid="007f7e4b" style:font-size-asian="12pt" style:font-weight-asian="normal" style:font-name-complex="Mangal" style:font-size-complex="12pt" style:font-weight-complex="normal"/>
    </style:style>
    <style:style style:name="P63" style:family="paragraph" style:parent-style-name="Table_20_Contents">
      <style:text-properties fo:font-variant="normal" fo:text-transform="none" style:use-window-font-color="true" loext:opacity="0%" style:font-name="Courier New2" fo:font-size="12pt" fo:letter-spacing="normal" fo:font-style="normal" fo:font-weight="normal" officeooo:rsid="0071cf48" officeooo:paragraph-rsid="008146a7" style:font-size-asian="12pt" style:font-weight-asian="normal" style:font-name-complex="Mangal" style:font-size-complex="12pt" style:font-weight-complex="normal"/>
    </style:style>
    <style:style style:name="P64" style:family="paragraph" style:parent-style-name="Table_20_Contents">
      <style:text-properties fo:font-variant="normal" fo:text-transform="none" style:use-window-font-color="true" loext:opacity="0%" style:font-name="Courier New2" fo:font-size="12pt" fo:letter-spacing="normal" fo:font-style="normal" fo:font-weight="normal" officeooo:rsid="008146a7" officeooo:paragraph-rsid="008146a7" style:font-size-asian="12pt" style:font-weight-asian="normal" style:font-name-complex="Mangal" style:font-size-complex="12pt" style:font-weight-complex="normal"/>
    </style:style>
    <style:style style:name="P65" style:family="paragraph" style:parent-style-name="Table_20_Contents">
      <style:text-properties fo:font-variant="normal" fo:text-transform="none" style:use-window-font-color="true" loext:opacity="0%" style:font-name="Courier New2" fo:font-size="12pt" fo:letter-spacing="normal" fo:font-style="normal" fo:font-weight="normal" officeooo:rsid="0085942e" officeooo:paragraph-rsid="0085942e" style:font-name-asian="Courier New1" style:font-size-asian="12pt" style:font-weight-asian="bold" style:font-name-complex="Mangal" style:font-size-complex="12pt" style:font-weight-complex="bold"/>
    </style:style>
    <style:style style:name="P66" style:family="paragraph" style:parent-style-name="Table_20_Contents">
      <style:text-properties style:font-name="Arial1" fo:font-size="12pt" fo:font-weight="normal" officeooo:rsid="0081ed66" officeooo:paragraph-rsid="0081ed66" style:font-size-asian="12pt" style:font-weight-asian="normal" style:font-name-complex="Mangal" style:font-size-complex="12pt" style:font-weight-complex="normal"/>
    </style:style>
    <style:style style:name="P67" style:family="paragraph" style:parent-style-name="Table_20_Contents">
      <style:text-properties style:font-name="Arial1" fo:font-size="12pt" fo:font-weight="normal" officeooo:rsid="008826d8" officeooo:paragraph-rsid="008826d8" style:font-size-asian="12pt" style:font-weight-asian="normal" style:font-name-complex="Mangal" style:font-size-complex="12pt" style:font-weight-complex="normal"/>
    </style:style>
    <style:style style:name="P68" style:family="paragraph" style:parent-style-name="Table_20_Contents">
      <style:text-properties style:font-name="Arial1" fo:font-size="12pt" fo:font-weight="normal" officeooo:rsid="008cc2e0" officeooo:paragraph-rsid="008cc2e0" style:font-size-asian="12pt" style:font-weight-asian="normal" style:font-name-complex="Mangal" style:font-size-complex="12pt" style:font-weight-complex="normal"/>
    </style:style>
    <style:style style:name="P69" style:family="paragraph" style:parent-style-name="Table_20_Contents">
      <style:text-properties style:font-name="Arial1" fo:font-size="12pt" fo:font-style="normal" fo:font-weight="normal" officeooo:rsid="007a9078" officeooo:paragraph-rsid="007a9078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70" style:family="paragraph" style:parent-style-name="Table_20_Contents">
      <style:text-properties style:font-name="Arial1" fo:font-size="12pt" fo:font-style="normal" fo:font-weight="normal" officeooo:rsid="008826d8" officeooo:paragraph-rsid="008826d8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71" style:family="paragraph" style:parent-style-name="Table_20_Contents">
      <style:text-properties style:font-name="Arial1" fo:font-size="12pt" fo:font-style="normal" fo:font-weight="normal" officeooo:rsid="008911b9" officeooo:paragraph-rsid="008911b9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72" style:family="paragraph" style:parent-style-name="Table_20_Contents">
      <style:text-properties style:font-name="Arial1" fo:font-size="12pt" fo:font-style="normal" fo:font-weight="normal" officeooo:rsid="00896656" officeooo:paragraph-rsid="00896656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73" style:family="paragraph" style:parent-style-name="Table_20_Contents">
      <style:text-properties style:font-name="Arial1" fo:font-size="12pt" fo:font-style="normal" fo:font-weight="normal" officeooo:rsid="008ade68" officeooo:paragraph-rsid="008ade68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74" style:family="paragraph" style:parent-style-name="Table_20_Contents">
      <style:text-properties style:font-name="Courier New2" fo:font-size="12pt" fo:font-style="normal" fo:font-weight="normal" officeooo:rsid="007a9078" officeooo:paragraph-rsid="007a9078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75" style:family="paragraph" style:parent-style-name="Table_20_Contents">
      <style:text-properties style:font-name="Courier New2" fo:font-size="12pt" fo:font-weight="normal" officeooo:rsid="007a9078" officeooo:paragraph-rsid="007a9078" style:font-size-asian="12pt" style:font-weight-asian="normal" style:font-name-complex="Mangal" style:font-size-complex="12pt" style:font-weight-complex="normal"/>
    </style:style>
    <style:style style:name="P76" style:family="paragraph">
      <loext:graphic-properties draw:fill="none"/>
    </style:style>
    <style:style style:name="T1" style:family="text">
      <style:text-properties style:font-name="Arial1" fo:font-size="12pt" style:font-size-asian="12pt" style:language-asian="de" style:country-asian="DE" style:font-size-complex="12pt" style:language-complex="ar" style:country-complex="SA"/>
    </style:style>
    <style:style style:name="T2" style:family="text">
      <style:text-properties officeooo:rsid="003173c6"/>
    </style:style>
    <style:style style:name="T3" style:family="text">
      <style:text-properties officeooo:rsid="004a2f2c"/>
    </style:style>
    <style:style style:name="T4" style:family="text">
      <style:text-properties officeooo:rsid="0050d0e6"/>
    </style:style>
    <style:style style:name="T5" style:family="text">
      <style:text-properties officeooo:rsid="005720b3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officeooo:rsid="007ec472"/>
    </style:style>
    <style:style style:name="T8" style:family="text">
      <style:text-properties fo:font-variant="normal" fo:text-transform="none" fo:letter-spacing="normal" fo:font-style="normal" officeooo:rsid="007f7e4b"/>
    </style:style>
    <style:style style:name="T9" style:family="text">
      <style:text-properties officeooo:rsid="007a9078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1pt" style:font-size-asian="11pt"/>
    </style:style>
    <style:style style:name="T12" style:family="text">
      <style:text-properties fo:color="#000000" loext:opacity="100%" fo:font-size="11pt" officeooo:rsid="008146a7" style:font-size-asian="11pt"/>
    </style:style>
    <style:style style:name="T13" style:family="text">
      <style:text-properties fo:color="#000000" loext:opacity="100%" officeooo:rsid="0081ed66"/>
    </style:style>
    <style:style style:name="T14" style:family="text">
      <style:text-properties officeooo:rsid="007ce6ea"/>
    </style:style>
    <style:style style:name="T15" style:family="text">
      <style:text-properties officeooo:rsid="007ec472"/>
    </style:style>
    <style:style style:name="T16" style:family="text">
      <style:text-properties officeooo:rsid="007f7e4b"/>
    </style:style>
    <style:style style:name="T17" style:family="text">
      <style:text-properties officeooo:rsid="008146a7"/>
    </style:style>
    <style:style style:name="T18" style:family="text">
      <style:text-properties officeooo:rsid="0081ed66"/>
    </style:style>
    <style:style style:name="T19" style:family="text">
      <style:text-properties officeooo:rsid="00854dbb"/>
    </style:style>
    <style:style style:name="T20" style:family="text">
      <style:text-properties officeooo:rsid="008826d8"/>
    </style:style>
    <style:style style:name="T21" style:family="text">
      <style:text-properties officeooo:rsid="0089665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8ade68"/>
    </style:style>
    <style:style style:name="T24" style:family="text">
      <style:text-properties officeooo:rsid="008dce31"/>
    </style:style>
    <style:style style:name="gr1" style:family="graphic">
      <style:graphic-properties draw:stroke="solid" svg:stroke-width="0.03cm" svg:stroke-color="#3465a4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Betriebssysteme I</text:p>
      <text:p text:style-name="P2">Klaus Ruhland</text:p>
      <text:p text:style-name="P3">Informatik – Hochschule Zittau/Görlitz – 20<text:span text:style-name="T4">21</text:span></text:p>
      <text:p text:style-name="P1"><draw:connector text:anchor-type="paragraph" draw:z-index="1" draw:name="Shape1" draw:style-name="gr1" draw:text-style-name="P76" draw:type="line" svg:x1="0.002cm" svg:y1="0.314cm" svg:x2="17.007cm" svg:y2="0.215cm" svg:d="M2 314l17005-99" svg:viewBox="0 0 17007 101"><text:p/></draw:connector><text:span text:style-name="Absatz-Standardschriftart"><text:span text:style-name="T1"/></text:span></text:p>
      <text:p text:style-name="P6">Ü<text:span text:style-name="T2">bungen 0</text:span><text:span text:style-name="T5">5</text:span><text:span text:style-name="T2">: </text:span><text:span text:style-name="T3">LINUX </text:span><text:span text:style-name="T9">Dateisystem</text:span></text:p>
      <text:p text:style-name="Standard"><draw:connector text:anchor-type="paragraph" draw:z-index="0" draw:name="Shape1" draw:style-name="gr1" draw:text-style-name="P76" draw:type="line" svg:x1="-0.012cm" svg:y1="0.194cm" svg:x2="16.947cm" svg:y2="0.111cm" svg:d="M-12 194l16959-83" svg:viewBox="0 0 16962 85"><text:p/></draw:connector></text:p>
      <text:p text:style-name="P19"/>
      <text:p text:style-name="P23"/>
      <table:table table:name="Table1" table:style-name="Table1">
        <table:table-column table:style-name="Table1.A"/>
        <table:table-column table:style-name="Table1.B"/>
        <table:table-row table:style-name="TableLine140579753890624">
          <table:table-cell table:style-name="Table1.A1" office:value-type="string">
            <text:p text:style-name="P7">Unterschied LINUX - Windows</text:p>
          </table:table-cell>
          <table:table-cell table:style-name="Table1.B1" office:value-type="string">
            <text:p text:style-name="P7"/>
          </table:table-cell>
        </table:table-row>
        <table:table-row table:style-name="TableLine140579753890624">
          <table:table-cell table:style-name="Table1.A2" office:value-type="string">
            <text:p text:style-name="P17"><text:span text:style-name="T20">W</text:span>o bin ich gerade?</text:p>
            <text:p text:style-name="P17"/>
            <text:p text:style-name="P70">Kommando pwd</text:p>
          </table:table-cell>
          <table:table-cell table:style-name="Table1.B2" office:value-type="string">
            <text:p text:style-name="P45">$pwd</text:p>
            <text:p text:style-name="P45"/>
            <text:p text:style-name="P49">/home/ruhland</text:p>
          </table:table-cell>
        </table:table-row>
        <table:table-row table:style-name="TableLine140579737212608">
          <table:table-cell table:style-name="Table1.A2" office:value-type="string">
            <text:p text:style-name="P10">LINUX kennt nur einen Verzeichnisbaum</text:p>
            <text:p text:style-name="P10">Wurzel des Verzeichnisbaums ist das root-Verzeichnis mit dem Kürzel /</text:p>
          </table:table-cell>
          <table:table-cell table:style-name="Table1.B2" office:value-type="string">
            <text:p text:style-name="P40"/>
            <text:p text:style-name="P40"/>
          </table:table-cell>
        </table:table-row>
        <table:table-row table:style-name="TableLine140579737212608">
          <table:table-cell table:style-name="Table1.A2" office:value-type="string">
            <text:p text:style-name="P67">Unterschied zu Windows: </text:p>
            <text:p text:style-name="P67">slash / versus backslash \</text:p>
            <text:p text:style-name="P67">Trennzeichen im Pfad von LINUX ist das slash / Zeichen</text:p>
            <text:p text:style-name="P67">Trennzeichen im Pfad von Windows ist das Backslash \ Zeichen</text:p>
          </table:table-cell>
          <table:table-cell table:style-name="Table1.B2" office:value-type="string">
            <text:p text:style-name="P40"/>
          </table:table-cell>
        </table:table-row>
        <table:table-row table:style-name="TableLine140579736575344">
          <table:table-cell table:style-name="Table1.A2" office:value-type="string">
            <text:p text:style-name="P17">Kommando cd bedeutet: change directory</text:p>
          </table:table-cell>
          <table:table-cell table:style-name="Table1.B2" office:value-type="string">
            <text:p text:style-name="P45">$cd /</text:p>
          </table:table-cell>
        </table:table-row>
        <table:table-row table:style-name="TableLine140579737184848">
          <table:table-cell table:style-name="Table1.A2" office:value-type="string">
            <text:p text:style-name="P17">Windows kennt dagegen die sog. Laufwerke c: d: ,…</text:p>
            <text:p text:style-name="P17">LINUX kennt keine Laufwerke</text:p>
          </table:table-cell>
          <table:table-cell table:style-name="Table1.B2" office:value-type="string">
            <text:p text:style-name="P16"/>
          </table:table-cell>
        </table:table-row>
        <table:table-row table:style-name="TableLine140579737356896">
          <table:table-cell table:style-name="Table1.A2" office:value-type="string">
            <text:p text:style-name="P71">Beispiel: <text:span text:style-name="T22">PenDrive bzw. Stick</text:span></text:p>
            <text:p text:style-name="P71">Wenn Sie einen Stick mit einer Datei z.B. DateiVonKlausRuhland.txt</text:p>
            <text:p text:style-name="P71"/>
            <text:p text:style-name="P71">Stick wird verbunden</text:p>
            <text:p text:style-name="P71"/>
            <text:p text:style-name="P71">Dann finden Sie die Datei auch unter der / root in einem Verzeichnis</text:p>
            <text:p text:style-name="P71"/>
            <text:p text:style-name="P72">Windows: Ein neues Laufwerk wird für den PenDrive angelegt</text:p>
          </table:table-cell>
          <table:table-cell table:style-name="Table1.B2" office:value-type="string">
            <text:p text:style-name="P59"/>
          </table:table-cell>
        </table:table-row>
        <table:table-row table:style-name="TableLine140579737356896">
          <table:table-cell table:style-name="Table1.A2" office:value-type="string">
            <text:p text:style-name="P72">Kommando zum Suchen einer Datei <text:span text:style-name="T23">unterhalb dem Root Verzeichnis /</text:span></text:p>
          </table:table-cell>
          <table:table-cell table:style-name="Table1.B2" office:value-type="string">
            <text:p text:style-name="P60">$<text:span text:style-name="T21">find / -name dateiname.txt</text:span></text:p>
          </table:table-cell>
        </table:table-row>
        <table:table-row table:style-name="TableLine140579737356896">
          <table:table-cell table:style-name="Table1.A2" office:value-type="string">
            <text:p text:style-name="P73">Dateinamen sollten keine Leerzeichen beinhalten, wenn doch dann muss der Dateiname in Anführungsstrichen stehen</text:p>
            <text:p text:style-name="P73">Unter Windows gibt es die sog. „Program Files“ mit einem Leerzeichen im Verzeichnisnamen</text:p>
          </table:table-cell>
          <table:table-cell table:style-name="Table1.B2" office:value-type="string">
            <text:p text:style-name="P60"/>
          </table:table-cell>
        </table:table-row>
        <table:table-row table:style-name="TableLine140579736523840">
          <table:table-cell table:style-name="Table1.B2" table:number-columns-spanned="2" office:value-type="string">
            <text:p text:style-name="P18">Wenn LINUX installiert wird, werden verschiedene Verzeichnisse erstellt</text:p>
          </table:table-cell>
          <table:covered-table-cell/>
        </table:table-row>
        <text:soft-page-break/>
        <table:table-row table:style-name="TableLine140579764993824">
          <table:table-cell table:style-name="Table1.A2" office:value-type="string">
            <text:p text:style-name="P11">Kommando ls bedeutet: list</text:p>
            <text:p text:style-name="P11">Auflisten aller Dateien und Verzeichnisse</text:p>
          </table:table-cell>
          <table:table-cell table:style-name="Table1.B2" office:value-type="string">
            <text:p text:style-name="P46">$cd /</text:p>
            <text:p text:style-name="P47">$ls</text:p>
            <text:p text:style-name="P47"/>
            <text:p text:style-name="P47"/>
          </table:table-cell>
        </table:table-row>
        <table:table-row table:style-name="TableLine140580151601568">
          <table:table-cell table:style-name="Table1.A2" office:value-type="string">
            <text:p text:style-name="P41">/<text:span text:style-name="T14">root </text:span></text:p>
            <text:p text:style-name="P41"/>
            <text:p text:style-name="P42">/<text:span text:style-name="T14">home</text:span></text:p>
            <text:p text:style-name="P50"/>
            <text:p text:style-name="P50">/home/ruhland</text:p>
            <text:p text:style-name="P42"/>
            <text:p text:style-name="P42">/<text:span text:style-name="T14">bin</text:span></text:p>
            <text:p text:style-name="P42">/<text:span text:style-name="T14">sbin</text:span></text:p>
            <text:p text:style-name="P42"/>
            <text:p text:style-name="P42">/<text:span text:style-name="T14">etc</text:span></text:p>
            <text:p text:style-name="P57"/>
            <text:p text:style-name="P57"/>
            <text:p text:style-name="P43">/<text:span text:style-name="T15">var</text:span></text:p>
            <text:p text:style-name="P43"/>
            <text:p text:style-name="P43"/>
            <text:p text:style-name="P43"/>
            <text:p text:style-name="P43">/<text:span text:style-name="T15">usr</text:span></text:p>
            <text:p text:style-name="P43"/>
            <text:p text:style-name="P43"/>
            <text:p text:style-name="P43"/>
            <text:p text:style-name="P44">/<text:span text:style-name="T16">proc</text:span></text:p>
            <text:p text:style-name="P58"/>
          </table:table-cell>
          <table:table-cell table:style-name="Table1.B2" office:value-type="string">
            <text:p text:style-name="P11">Wurzelverzeichnis vom Administrator root</text:p>
            <text:p text:style-name="P11"/>
            <text:p text:style-name="P11">/home beinhaltet die Wurzelverzeichnisse </text:p>
            <text:p text:style-name="P11"/>
            <text:p text:style-name="P11">Wurzelverzeichnis von Benutzer ruhland</text:p>
            <text:p text:style-name="P11"/>
            <text:p text:style-name="P11">Verzeichnisse beinhalten die Programme, die unter LINUX genutzt werden</text:p>
            <text:p text:style-name="P11"/>
            <text:p text:style-name="P11">Verzeichnisse beinhalten die Konfigurationsdateien zu den Programmen</text:p>
            <text:p text:style-name="P11"/>
            <text:p text:style-name="P12">Verzeichnisse beinhalten z.B. die log-Dateien zu den Programmen. Allgemein alles was zu den Programmen variabel ist</text:p>
            <text:p text:style-name="P12"/>
            <text:p text:style-name="P12">Beinhaltet die Dateien für den C-Compiler</text:p>
            <text:p text:style-name="P12">(Header, Bibliotheken)</text:p>
            <text:p text:style-name="P12"/>
            <text:p text:style-name="P12"/>
            <text:p text:style-name="P13">Hier stehen Informationen zu den Prozessen ( nur für den Administrator root )</text:p>
          </table:table-cell>
        </table:table-row>
        <table:table-row table:style-name="TableLine140580150899136">
          <table:table-cell table:style-name="Table1.B2" table:number-columns-spanned="2" office:value-type="string">
            <text:p text:style-name="P12">Wenn unter LINUX ein Programm installiert wird, stehen die Dateien zu dem Programm in verschiedenen Directories</text:p>
            <text:p text:style-name="P12">Beispiel ssh</text:p>
          </table:table-cell>
          <table:covered-table-cell/>
        </table:table-row>
        <table:table-row table:style-name="TableLine140580151209152">
          <table:table-cell table:style-name="Table1.A2" office:value-type="string">
            <text:p text:style-name="P12">ssh Konfigurationsdatei</text:p>
            <text:p text:style-name="P12">ssh LOG-Datei</text:p>
            <text:p text:style-name="P13">ssh Ausführbare Datei</text:p>
          </table:table-cell>
          <table:table-cell table:style-name="Table1.B2" office:value-type="string">
            <text:p text:style-name="P61">/etc/ssh/sshd_config</text:p>
            <text:p text:style-name="P35"><text:span text:style-name="T6">/</text:span><text:span text:style-name="T7">var</text:span><text:span text:style-name="T6">/</text:span><text:span text:style-name="T7">log</text:span><text:span text:style-name="T6">/</text:span><text:span text:style-name="T7">auth.log</text:span></text:p>
            <text:p text:style-name="P36"><text:span text:style-name="T6">/</text:span><text:span text:style-name="T8">bin</text:span><text:span text:style-name="T6">/</text:span><text:span text:style-name="T8">ssh</text:span></text:p>
            <text:p text:style-name="P62"/>
          </table:table-cell>
        </table:table-row>
        <table:table-row table:style-name="TableLine140580150614624">
          <table:table-cell table:style-name="Table1.A2" office:value-type="string">
            <text:p text:style-name="P14">Besondere Zeichen bei den Verzeichnissen</text:p>
          </table:table-cell>
          <table:table-cell table:style-name="Table1.B2" office:value-type="string">
            <text:p text:style-name="P34">. <text:span text:style-name="T17">steht für das aktuelle Verzeichnis</text:span></text:p>
            <text:p text:style-name="P33">.. <text:span text:style-name="T17">steht für das übergeorndete Verzeichnis</text:span></text:p>
            <text:p text:style-name="P33"/>
            <text:p text:style-name="P33">. <text:span text:style-name="T17">als erstes Zeichen im Dateinamen bedeutet eine versteckte Datei</text:span></text:p>
            <text:p text:style-name="P33"/>
            <text:p text:style-name="P32"><text:span text:style-name="T11">~ </text:span><text:span text:style-name="T12">bedeutet das HOME Verzeichnis eines Benutzers</text:span></text:p>
            <text:p text:style-name="P33"/>
          </table:table-cell>
        </table:table-row>
        <table:table-row table:style-name="TableLine140580150614624">
          <table:table-cell table:style-name="Table1.B2" table:number-columns-spanned="2" office:value-type="string">
            <text:p text:style-name="P68">Unter Windows besitzen die Programme die Endung .exe</text:p>
            <text:p text:style-name="P68">Diese Programme können direkt ausgeführt werden.</text:p>
            <text:p text:style-name="P68">( SECURITY: gefährlich Grund: Man kann in Windows die Dateiendung ausblenden, dann kann man über email eine Datei versenden mit dem Namen <text:span text:style-name="T22">urlaubsbild.jpg.exe</text:span></text:p>
            <text:p text:style-name="P68"/>
            <text:p text:style-name="P68">Der Benutzer sieht nur urlaubsbild.jpg und denkt sich dass es eine Bilddatei ist, in Wirklichkeit aber eine .exe un macht einen Doppelklick um sich das Bild anzusehen. <text:soft-page-break/>Dann wird die .exe ausgeführt – wenn es ein Schadsoftware ist</text:p>
            <text:p text:style-name="P68"/>
            <text:p text:style-name="P68">Unter LINUX gibt es die Endung .exe nicht.</text:p>
            <text:p text:style-name="P68">Wie erkennt LINUX dann ob es eine ausführbare Datei ist. Eine Datei muss ein Flag besitzen, dass sie ausführbar ist, hierfür muss man extra das Kommando</text:p>
            <text:p text:style-name="P68">$chmod +x dateiname</text:p>
            <text:p text:style-name="P68">eingeben. <text:span text:style-name="T24">Es kann also unter LINUX nicht passieren, dass eine Datei über email gesendet wird und versehentlich ausgeführt wird.</text:span></text:p>
          </table:table-cell>
          <table:covered-table-cell/>
        </table:table-row>
        <table:table-row table:style-name="TableLine140579736898816">
          <table:table-cell table:style-name="Table1.A2" office:value-type="string">
            <text:p text:style-name="P14">Ausführliche Informationen zu den Dateien</text:p>
            <text:p text:style-name="P14">- a zeige alle Dateien auch die Versteckten</text:p>
            <text:p text:style-name="P14">-l im Langformat </text:p>
          </table:table-cell>
          <table:table-cell table:style-name="Table1.B2" office:value-type="string">
            <text:p text:style-name="P64">$ls -al</text:p>
            <text:p text:style-name="P63"/>
          </table:table-cell>
        </table:table-row>
        <table:table-row table:style-name="TableLine140579737222576">
          <table:table-cell table:style-name="Table1.B2" table:number-columns-spanned="2" office:value-type="string">
            <text:p text:style-name="P53">drwxr-xr-x+ <text:s/>52 kruhland <text:s/>staff <text:s text:c="4"/>1664 19 Jan 12:56 .</text:p>
            <text:p text:style-name="P55">drwxr-xr-x <text:s text:c="3"/>6 root <text:s text:c="5"/>admin <text:s text:c="5"/>192 13 Okt 16:23 ..</text:p>
            <text:p text:style-name="P55">-r-------- <text:s text:c="3"/>1 kruhland <text:s/>staff <text:s text:c="7"/>7 11 Okt 15:55 .CFUserTextEncoding</text:p>
            <text:p text:style-name="P55">-rw-r--r--@ <text:s text:c="2"/>1 kruhland <text:s/>staff <text:s text:c="3"/>24580 19 Jan 12:17 .DS_Store</text:p>
            <text:p text:style-name="P55">drwx------ <text:s text:c="2"/>23 kruhland <text:s/>staff <text:s text:c="5"/>736 17 Jan 15:43 .Trash</text:p>
            <text:p text:style-name="P54">-rw-r--r-- <text:s text:c="3"/>1 kruhland <text:s/>staff <text:s text:c="5"/>629 <text:s/>9 Dez 12:09 .anyconnect</text:p>
          </table:table-cell>
          <table:covered-table-cell/>
        </table:table-row>
        <table:table-row table:style-name="TableLine140579765162560">
          <table:table-cell table:style-name="Table1.B2" table:number-columns-spanned="2" office:value-type="string">
            <text:p text:style-name="P8">Utf-8 Unterschied zwischen LINUX und Windows</text:p>
          </table:table-cell>
          <table:covered-table-cell/>
        </table:table-row>
        <table:table-row table:style-name="TableLine140579765119296">
          <table:table-cell table:style-name="Table1.A20" office:value-type="string">
            <text:p text:style-name="P14">Die Dateinamen in LINUX haben das utf-8 Format</text:p>
          </table:table-cell>
          <table:table-cell table:style-name="Table1.B20" office:value-type="string">
            <text:p text:style-name="P9"/>
          </table:table-cell>
        </table:table-row>
        <table:table-row table:style-name="TableLine140580151285872">
          <table:table-cell table:style-name="Table1.A20" office:value-type="string">
            <text:p text:style-name="P15">Erzeugen einer Datei mit einem emojicon</text:p>
          </table:table-cell>
          <table:table-cell table:style-name="Table1.B20" office:value-type="string">
            <text:p text:style-name="P39"><text:span text:style-name="T13">$</text:span><text:span text:style-name="T10">echo Hallo Klaus &gt; emojicon-😜.txt</text:span></text:p>
            <text:p text:style-name="P51"/>
            <text:p text:style-name="P52">$ls</text:p>
            <text:p text:style-name="P52"/>
          </table:table-cell>
        </table:table-row>
        <table:table-row table:style-name="TableLine140580151521680">
          <table:table-cell table:style-name="Table1.B20" table:number-columns-spanned="2" office:value-type="string">
            <text:p text:style-name="P15">Vorsicht bei Windows: Die Dateinamen sind nicht utf-8</text:p>
          </table:table-cell>
          <table:covered-table-cell/>
        </table:table-row>
        <table:table-row table:style-name="TableLine140580150970160">
          <table:table-cell table:style-name="Table1.B20" table:number-columns-spanned="2" office:value-type="string">
            <text:p text:style-name="P25"><text:span text:style-name="T18">Groß-und Kleinschreibung</text:span> Unterschied zwischen LINUX und Windows</text:p>
          </table:table-cell>
          <table:covered-table-cell/>
        </table:table-row>
        <table:table-row table:style-name="TableLine140580151311296">
          <table:table-cell table:style-name="Table1.A20" office:value-type="string">
            <text:p text:style-name="P37">LINUX ist Case-Sensitiv, d.h. es unterscheidet zwischen Groß und Kleinschreibung, d.h. es kann in einem Verzeichniss die Dateien hallo.txt Hallo.txt geben</text:p>
          </table:table-cell>
          <table:table-cell table:style-name="Table1.B20" office:value-type="string">
            <text:p text:style-name="P37">Windows ist Case-Insensitiv, d.h. es können nicht zwei Dateien in einem Verzeichnis </text:p>
            <text:p text:style-name="P37">hallo.txt Hallo.txt heissen.</text:p>
            <text:p text:style-name="P37"/>
            <text:p text:style-name="P38">Vorsicht: macOS ist auch Case-Insensitiv</text:p>
          </table:table-cell>
        </table:table-row>
        <table:table-row table:style-name="TableLine140579736554272">
          <table:table-cell table:style-name="Table1.A20" office:value-type="string">
            <text:p text:style-name="P31"/>
          </table:table-cell>
          <table:table-cell table:style-name="Table1.B20" office:value-type="string">
            <text:p text:style-name="P31"/>
          </table:table-cell>
        </table:table-row>
        <table:table-row table:style-name="TableLine140579737180240">
          <table:table-cell table:style-name="Table1.A20" office:value-type="string">
            <text:p text:style-name="P26">Kommandos zum Dateisystem</text:p>
          </table:table-cell>
          <table:table-cell table:style-name="Table1.B20" office:value-type="string">
            <text:p text:style-name="P30"/>
          </table:table-cell>
        </table:table-row>
        <table:table-row table:style-name="TableLine140579737372464">
          <table:table-cell table:style-name="Table1.A20" office:value-type="string">
            <text:p text:style-name="P27">Erstellen eines Directories</text:p>
          </table:table-cell>
          <table:table-cell table:style-name="Table1.B20" office:value-type="string">
            <text:p text:style-name="P29">$<text:span text:style-name="T19">mkdir directoryname</text:span></text:p>
          </table:table-cell>
        </table:table-row>
        <table:table-row table:style-name="TableLine140579736474768">
          <table:table-cell table:style-name="Table1.A20" office:value-type="string">
            <text:p text:style-name="P27">Löschen eines Directories</text:p>
            <text:p text:style-name="P27">( muss leer sein )</text:p>
            <text:p text:style-name="P27"/>
            <text:p text:style-name="P27">Löschen eines Directories, das nicht leer ist</text:p>
            <text:p text:style-name="P27">-r steht für rekursiv</text:p>
          </table:table-cell>
          <table:table-cell table:style-name="Table1.B20" office:value-type="string">
            <text:p text:style-name="P29">$<text:span text:style-name="T19">rmdir directoryname</text:span></text:p>
            <text:p text:style-name="P56"/>
            <text:p text:style-name="P56"/>
            <text:p text:style-name="P29">$<text:span text:style-name="T19">rm -r directoryname</text:span></text:p>
            <text:p text:style-name="P56"/>
          </table:table-cell>
        </table:table-row>
        <table:table-row table:style-name="TableLine140579737168800">
          <table:table-cell table:style-name="Table1.A20" office:value-type="string">
            <text:p text:style-name="P27">Suchen nach einer Datei mit einem speziellen Namen im aktuellen Directory oder SubDirectory</text:p>
          </table:table-cell>
          <table:table-cell table:style-name="Table1.B20" office:value-type="string">
            <text:p text:style-name="P29">$<text:span text:style-name="T19">find . -name dateiname</text:span></text:p>
          </table:table-cell>
        </table:table-row>
        <table:table-row table:style-name="TableLine140579737221552">
          <table:table-cell table:style-name="Table1.A20" office:value-type="string">
            <text:p text:style-name="P28">Kopieren von Dateien: cp Kommando</text:p>
          </table:table-cell>
          <table:table-cell table:style-name="Table1.B20" office:value-type="string">
            <text:p text:style-name="P65">$cp datei nach_datei</text:p>
          </table:table-cell>
        </table:table-row>
        <table:table-row table:style-name="TableLine140579736468672">
          <table:table-cell table:style-name="Table1.A20" office:value-type="string">
            <text:p text:style-name="P28">Umbenennen von Dateien</text:p>
            <text:p text:style-name="P28"><text:soft-page-break/></text:p>
            <text:p text:style-name="P28">Bewegen von Dateien in andere Verzeichnisse: mv Kommando</text:p>
          </table:table-cell>
          <table:table-cell table:style-name="Table1.B20" office:value-type="string">
            <text:p text:style-name="P65">$mv datei nach_datei</text:p>
          </table:table-cell>
        </table:table-row>
        <table:table-row table:style-name="TableLine140579737013776">
          <table:table-cell table:style-name="Table1.A20" office:value-type="string">
            <text:p text:style-name="P28">Zu einer Datei einen link bzw. einen Verweis erstellen</text:p>
          </table:table-cell>
          <table:table-cell table:style-name="Table1.B20" office:value-type="string">
            <text:p text:style-name="P65">$ln datei linkname</text:p>
          </table:table-cell>
        </table:table-row>
        <table:table-row table:style-name="TableLine140579764749008">
          <table:table-cell table:style-name="Table1.A20" office:value-type="string">
            <text:p text:style-name="P24"/>
          </table:table-cell>
          <table:table-cell table:style-name="Table1.B20" office:value-type="string">
            <text:p text:style-name="P24"/>
          </table:table-cell>
        </table:table-row>
        <table:table-row table:style-name="TableLine140580151408320">
          <table:table-cell table:style-name="Table1.A20" office:value-type="string">
            <text:p text:style-name="P24"/>
          </table:table-cell>
          <table:table-cell table:style-name="Table1.B20" office:value-type="string">
            <text:p text:style-name="P24"/>
          </table:table-cell>
        </table:table-row>
        <table:table-row table:style-name="TableLine140579736933632">
          <table:table-cell table:style-name="Table1.A20" office:value-type="string">
            <text:p text:style-name="P24"/>
          </table:table-cell>
          <table:table-cell table:style-name="Table1.B20" office:value-type="string">
            <text:p text:style-name="P24"/>
          </table:table-cell>
        </table:table-row>
        <table:table-row table:style-name="TableLine140579737419472">
          <table:table-cell table:style-name="Table1.A20" office:value-type="string">
            <text:p text:style-name="P24"/>
          </table:table-cell>
          <table:table-cell table:style-name="Table1.B20" office:value-type="string">
            <text:p text:style-name="P24"/>
          </table:table-cell>
        </table:table-row>
        <table:table-row table:style-name="TableLine140579736637888">
          <table:table-cell table:style-name="Table1.A20" office:value-type="string">
            <text:p text:style-name="P24"/>
          </table:table-cell>
          <table:table-cell table:style-name="Table1.B20" office:value-type="string">
            <text:p text:style-name="P24"/>
          </table:table-cell>
        </table:table-row>
        <table:table-row table:style-name="TableLine140579736969408">
          <table:table-cell table:style-name="Table1.A20" office:value-type="string">
            <text:p text:style-name="P24"/>
          </table:table-cell>
          <table:table-cell table:style-name="Table1.B20" office:value-type="string">
            <text:p text:style-name="P24"/>
          </table:table-cell>
        </table:table-row>
      </table:table>
      <text:p text:style-name="P20"/>
      <text:p text:style-name="P20"/>
      <text:p text:style-name="P21"/>
      <table:table table:name="Table2" table:style-name="Table2">
        <table:table-column table:style-name="Table2.A"/>
        <table:table-column table:style-name="Table2.B"/>
        <table:table-row table:style-name="TableLine140580151230256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5"/>
          </table:table-cell>
        </table:table-row>
      </table:table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1" svg:font-family="Arial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  <style:font-face style:name="arial" svg:font-family="arial, 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Default_7e_LT_7e_Gliederung_20_1" style:display-name="Master1-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8" style:display-name="WW_CharLFO4LVL8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5" style:display-name="WW_CharLFO4LVL5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2" style:display-name="WW_CharLFO4LVL2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1" style:display-name="WW_CharLFO4LVL1" style:family="paragraph" style:default-outline-level="">
      <style:text-properties style:font-name="Mangal" fo:font-family="Mang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8" style:display-name="WW_CharLFO2LVL8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5" style:display-name="WW_CharLFO2LVL5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2" style:display-name="WW_CharLFO2LVL2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1" style:display-name="WW_CharLFO2LVL1" style:family="paragraph" style:default-outline-level="">
      <style:text-properties style:font-name="Arial Unicode MS1" fo:font-family="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elfolie_7e_LT_7e_Gliederung_20_1" style:display-name="Master1-Layout1-title-Titelfoli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Gliederung_20_2" style:display-name="Master1-Layout1-title-Titelfolie~LT~Gliederung 2" style:family="paragraph" style:parent-style-name="Master1-Layout1-title-Titelfoli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elfolie_7e_LT_7e_Gliederung_20_3" style:display-name="Master1-Layout1-title-Titelfolie~LT~Gliederung 3" style:family="paragraph" style:parent-style-name="Master1-Layout1-title-Titelfoli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elfolie_7e_LT_7e_Gliederung_20_4" style:display-name="Master1-Layout1-title-Titelfolie~LT~Gliederung 4" style:family="paragraph" style:parent-style-name="Master1-Layout1-title-Titelfoli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5" style:display-name="Master1-Layout1-title-Titelfolie~LT~Gliederung 5" style:family="paragraph" style:parent-style-name="Master1-Layout1-title-Titelfoli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6" style:display-name="Master1-Layout1-title-Titelfolie~LT~Gliederung 6" style:family="paragraph" style:parent-style-name="Master1-Layout1-title-Titelfoli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7" style:display-name="Master1-Layout1-title-Titelfolie~LT~Gliederung 7" style:family="paragraph" style:parent-style-name="Master1-Layout1-title-Titelfoli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8" style:display-name="Master1-Layout1-title-Titelfolie~LT~Gliederung 8" style:family="paragraph" style:parent-style-name="Master1-Layout1-title-Titelfoli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9" style:display-name="Master1-Layout1-title-Titelfolie~LT~Gliederung 9" style:family="paragraph" style:parent-style-name="Master1-Layout1-title-Titelfoli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Titel" style:display-name="Master1-Layout1-title-Titelfoli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Untertitel" style:display-name="Master1-Layout1-title-Titelfoli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Notizen" style:display-name="Master1-Layout1-title-Titelfoli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Hintergrundobjekte" style:display-name="Master1-Layout1-title-Titelfoli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elfolie_7e_LT_7e_Hintergrund" style:display-name="Master1-Layout1-title-Titelfoli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el-und-Inhalt_7e_LT_7e_Gliederung_20_1" style:display-name="Master1-Layout2-obj-Titel-und-Inha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Gliederung_20_2" style:display-name="Master1-Layout2-obj-Titel-und-Inhalt~LT~Gliederung 2" style:family="paragraph" style:parent-style-name="Master1-Layout2-obj-Titel-und-Inha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el-und-Inhalt_7e_LT_7e_Gliederung_20_3" style:display-name="Master1-Layout2-obj-Titel-und-Inhalt~LT~Gliederung 3" style:family="paragraph" style:parent-style-name="Master1-Layout2-obj-Titel-und-Inha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el-und-Inhalt_7e_LT_7e_Gliederung_20_4" style:display-name="Master1-Layout2-obj-Titel-und-Inhalt~LT~Gliederung 4" style:family="paragraph" style:parent-style-name="Master1-Layout2-obj-Titel-und-Inha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5" style:display-name="Master1-Layout2-obj-Titel-und-Inhalt~LT~Gliederung 5" style:family="paragraph" style:parent-style-name="Master1-Layout2-obj-Titel-und-Inha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6" style:display-name="Master1-Layout2-obj-Titel-und-Inhalt~LT~Gliederung 6" style:family="paragraph" style:parent-style-name="Master1-Layout2-obj-Titel-und-Inha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7" style:display-name="Master1-Layout2-obj-Titel-und-Inhalt~LT~Gliederung 7" style:family="paragraph" style:parent-style-name="Master1-Layout2-obj-Titel-und-Inha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8" style:display-name="Master1-Layout2-obj-Titel-und-Inhalt~LT~Gliederung 8" style:family="paragraph" style:parent-style-name="Master1-Layout2-obj-Titel-und-Inha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9" style:display-name="Master1-Layout2-obj-Titel-und-Inhalt~LT~Gliederung 9" style:family="paragraph" style:parent-style-name="Master1-Layout2-obj-Titel-und-Inha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Titel" style:display-name="Master1-Layout2-obj-Titel-und-Inha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Untertitel" style:display-name="Master1-Layout2-obj-Titel-und-Inha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Notizen" style:display-name="Master1-Layout2-obj-Titel-und-Inha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Hintergrundobjekte" style:display-name="Master1-Layout2-obj-Titel-und-Inha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el-und-Inhalt_7e_LT_7e_Hintergrund" style:display-name="Master1-Layout2-obj-Titel-und-Inha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Abschnitts_7e_LT_7e_Gliederung_20_1" style:display-name="Master1-Layout3-secHead-Abschnitts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Gliederung_20_2" style:display-name="Master1-Layout3-secHead-Abschnitts~LT~Gliederung 2" style:family="paragraph" style:parent-style-name="Master1-Layout3-secHead-Abschnitts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Abschnitts_7e_LT_7e_Gliederung_20_3" style:display-name="Master1-Layout3-secHead-Abschnitts~LT~Gliederung 3" style:family="paragraph" style:parent-style-name="Master1-Layout3-secHead-Abschnitts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Abschnitts_7e_LT_7e_Gliederung_20_4" style:display-name="Master1-Layout3-secHead-Abschnitts~LT~Gliederung 4" style:family="paragraph" style:parent-style-name="Master1-Layout3-secHead-Abschnitts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5" style:display-name="Master1-Layout3-secHead-Abschnitts~LT~Gliederung 5" style:family="paragraph" style:parent-style-name="Master1-Layout3-secHead-Abschnitts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6" style:display-name="Master1-Layout3-secHead-Abschnitts~LT~Gliederung 6" style:family="paragraph" style:parent-style-name="Master1-Layout3-secHead-Abschnitts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7" style:display-name="Master1-Layout3-secHead-Abschnitts~LT~Gliederung 7" style:family="paragraph" style:parent-style-name="Master1-Layout3-secHead-Abschnitts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8" style:display-name="Master1-Layout3-secHead-Abschnitts~LT~Gliederung 8" style:family="paragraph" style:parent-style-name="Master1-Layout3-secHead-Abschnitts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9" style:display-name="Master1-Layout3-secHead-Abschnitts~LT~Gliederung 9" style:family="paragraph" style:parent-style-name="Master1-Layout3-secHead-Abschnitts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Titel" style:display-name="Master1-Layout3-secHead-Abschnitts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Untertitel" style:display-name="Master1-Layout3-secHead-Abschnitt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Notizen" style:display-name="Master1-Layout3-secHead-Abschnitts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Hintergrundobjekte" style:display-name="Master1-Layout3-secHead-Abschnitt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Abschnitts_7e_LT_7e_Hintergrund" style:display-name="Master1-Layout3-secHead-Abschnitt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Zwei-Inhalte_7e_LT_7e_Gliederung_20_1" style:display-name="Master1-Layout4-twoObj-Zwei-Inhalt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Gliederung_20_2" style:display-name="Master1-Layout4-twoObj-Zwei-Inhalte~LT~Gliederung 2" style:family="paragraph" style:parent-style-name="Master1-Layout4-twoObj-Zwei-Inhalt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Zwei-Inhalte_7e_LT_7e_Gliederung_20_3" style:display-name="Master1-Layout4-twoObj-Zwei-Inhalte~LT~Gliederung 3" style:family="paragraph" style:parent-style-name="Master1-Layout4-twoObj-Zwei-Inhalt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Zwei-Inhalte_7e_LT_7e_Gliederung_20_4" style:display-name="Master1-Layout4-twoObj-Zwei-Inhalte~LT~Gliederung 4" style:family="paragraph" style:parent-style-name="Master1-Layout4-twoObj-Zwei-Inhalt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5" style:display-name="Master1-Layout4-twoObj-Zwei-Inhalte~LT~Gliederung 5" style:family="paragraph" style:parent-style-name="Master1-Layout4-twoObj-Zwei-Inhalt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6" style:display-name="Master1-Layout4-twoObj-Zwei-Inhalte~LT~Gliederung 6" style:family="paragraph" style:parent-style-name="Master1-Layout4-twoObj-Zwei-Inhalt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7" style:display-name="Master1-Layout4-twoObj-Zwei-Inhalte~LT~Gliederung 7" style:family="paragraph" style:parent-style-name="Master1-Layout4-twoObj-Zwei-Inhalt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8" style:display-name="Master1-Layout4-twoObj-Zwei-Inhalte~LT~Gliederung 8" style:family="paragraph" style:parent-style-name="Master1-Layout4-twoObj-Zwei-Inhalt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9" style:display-name="Master1-Layout4-twoObj-Zwei-Inhalte~LT~Gliederung 9" style:family="paragraph" style:parent-style-name="Master1-Layout4-twoObj-Zwei-Inhalt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Titel" style:display-name="Master1-Layout4-twoObj-Zwei-Inhalt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Untertitel" style:display-name="Master1-Layout4-twoObj-Zwei-Inhalt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Notizen" style:display-name="Master1-Layout4-twoObj-Zwei-Inhalt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Hintergrundobjekte" style:display-name="Master1-Layout4-twoObj-Zwei-Inhalt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Zwei-Inhalte_7e_LT_7e_Hintergrund" style:display-name="Master1-Layout4-twoObj-Zwei-Inhalt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Vergleich_7e_LT_7e_Gliederung_20_1" style:display-name="Master1-Layout5-twoTxTwoObj-Vergleich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Gliederung_20_2" style:display-name="Master1-Layout5-twoTxTwoObj-Vergleich~LT~Gliederung 2" style:family="paragraph" style:parent-style-name="Master1-Layout5-twoTxTwoObj-Vergleich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Vergleich_7e_LT_7e_Gliederung_20_3" style:display-name="Master1-Layout5-twoTxTwoObj-Vergleich~LT~Gliederung 3" style:family="paragraph" style:parent-style-name="Master1-Layout5-twoTxTwoObj-Vergleich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Vergleich_7e_LT_7e_Gliederung_20_4" style:display-name="Master1-Layout5-twoTxTwoObj-Vergleich~LT~Gliederung 4" style:family="paragraph" style:parent-style-name="Master1-Layout5-twoTxTwoObj-Vergleich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5" style:display-name="Master1-Layout5-twoTxTwoObj-Vergleich~LT~Gliederung 5" style:family="paragraph" style:parent-style-name="Master1-Layout5-twoTxTwoObj-Vergleich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6" style:display-name="Master1-Layout5-twoTxTwoObj-Vergleich~LT~Gliederung 6" style:family="paragraph" style:parent-style-name="Master1-Layout5-twoTxTwoObj-Vergleich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7" style:display-name="Master1-Layout5-twoTxTwoObj-Vergleich~LT~Gliederung 7" style:family="paragraph" style:parent-style-name="Master1-Layout5-twoTxTwoObj-Vergleich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8" style:display-name="Master1-Layout5-twoTxTwoObj-Vergleich~LT~Gliederung 8" style:family="paragraph" style:parent-style-name="Master1-Layout5-twoTxTwoObj-Vergleich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9" style:display-name="Master1-Layout5-twoTxTwoObj-Vergleich~LT~Gliederung 9" style:family="paragraph" style:parent-style-name="Master1-Layout5-twoTxTwoObj-Vergleich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Titel" style:display-name="Master1-Layout5-twoTxTwoObj-Vergleich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Untertitel" style:display-name="Master1-Layout5-twoTxTwoObj-Vergleich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Notizen" style:display-name="Master1-Layout5-twoTxTwoObj-Vergleich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Hintergrundobjekte" style:display-name="Master1-Layout5-twoTxTwoObj-Vergleich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Vergleich_7e_LT_7e_Hintergrund" style:display-name="Master1-Layout5-twoTxTwoObj-Vergleich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Nur-Titel_7e_LT_7e_Gliederung_20_1" style:display-name="Master1-Layout6-titleOnly-Nur-Titel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Gliederung_20_2" style:display-name="Master1-Layout6-titleOnly-Nur-Titel~LT~Gliederung 2" style:family="paragraph" style:parent-style-name="Master1-Layout6-titleOnly-Nur-Titel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Nur-Titel_7e_LT_7e_Gliederung_20_3" style:display-name="Master1-Layout6-titleOnly-Nur-Titel~LT~Gliederung 3" style:family="paragraph" style:parent-style-name="Master1-Layout6-titleOnly-Nur-Titel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Nur-Titel_7e_LT_7e_Gliederung_20_4" style:display-name="Master1-Layout6-titleOnly-Nur-Titel~LT~Gliederung 4" style:family="paragraph" style:parent-style-name="Master1-Layout6-titleOnly-Nur-Titel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5" style:display-name="Master1-Layout6-titleOnly-Nur-Titel~LT~Gliederung 5" style:family="paragraph" style:parent-style-name="Master1-Layout6-titleOnly-Nur-Titel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6" style:display-name="Master1-Layout6-titleOnly-Nur-Titel~LT~Gliederung 6" style:family="paragraph" style:parent-style-name="Master1-Layout6-titleOnly-Nur-Titel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7" style:display-name="Master1-Layout6-titleOnly-Nur-Titel~LT~Gliederung 7" style:family="paragraph" style:parent-style-name="Master1-Layout6-titleOnly-Nur-Titel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8" style:display-name="Master1-Layout6-titleOnly-Nur-Titel~LT~Gliederung 8" style:family="paragraph" style:parent-style-name="Master1-Layout6-titleOnly-Nur-Titel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9" style:display-name="Master1-Layout6-titleOnly-Nur-Titel~LT~Gliederung 9" style:family="paragraph" style:parent-style-name="Master1-Layout6-titleOnly-Nur-Titel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Titel" style:display-name="Master1-Layout6-titleOnly-Nur-Titel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Untertitel" style:display-name="Master1-Layout6-titleOnly-Nur-Titel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Notizen" style:display-name="Master1-Layout6-titleOnly-Nur-Titel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Hintergrundobjekte" style:display-name="Master1-Layout6-titleOnly-Nur-Titel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Nur-Titel_7e_LT_7e_Hintergrund" style:display-name="Master1-Layout6-titleOnly-Nur-Titel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Leer_7e_LT_7e_Gliederung_20_1" style:display-name="Master1-Layout7-blank-Leer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Gliederung_20_2" style:display-name="Master1-Layout7-blank-Leer~LT~Gliederung 2" style:family="paragraph" style:parent-style-name="Master1-Layout7-blank-Leer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Leer_7e_LT_7e_Gliederung_20_3" style:display-name="Master1-Layout7-blank-Leer~LT~Gliederung 3" style:family="paragraph" style:parent-style-name="Master1-Layout7-blank-Leer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Leer_7e_LT_7e_Gliederung_20_4" style:display-name="Master1-Layout7-blank-Leer~LT~Gliederung 4" style:family="paragraph" style:parent-style-name="Master1-Layout7-blank-Leer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5" style:display-name="Master1-Layout7-blank-Leer~LT~Gliederung 5" style:family="paragraph" style:parent-style-name="Master1-Layout7-blank-Leer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6" style:display-name="Master1-Layout7-blank-Leer~LT~Gliederung 6" style:family="paragraph" style:parent-style-name="Master1-Layout7-blank-Leer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7" style:display-name="Master1-Layout7-blank-Leer~LT~Gliederung 7" style:family="paragraph" style:parent-style-name="Master1-Layout7-blank-Leer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8" style:display-name="Master1-Layout7-blank-Leer~LT~Gliederung 8" style:family="paragraph" style:parent-style-name="Master1-Layout7-blank-Leer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9" style:display-name="Master1-Layout7-blank-Leer~LT~Gliederung 9" style:family="paragraph" style:parent-style-name="Master1-Layout7-blank-Leer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Titel" style:display-name="Master1-Layout7-blank-Leer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Untertitel" style:display-name="Master1-Layout7-blank-Le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Notizen" style:display-name="Master1-Layout7-blank-Leer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Hintergrundobjekte" style:display-name="Master1-Layout7-blank-Le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Leer_7e_LT_7e_Hintergrund" style:display-name="Master1-Layout7-blank-Le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Inhalt-mit-Überschrift_7e_LT_7e_Gliederung_20_1" style:display-name="Master1-Layout8-objTx-Inhalt-mit-Überschrif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Gliederung_20_2" style:display-name="Master1-Layout8-objTx-Inhalt-mit-Überschrift~LT~Gliederung 2" style:family="paragraph" style:parent-style-name="Master1-Layout8-objTx-Inhalt-mit-Überschrif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Inhalt-mit-Überschrift_7e_LT_7e_Gliederung_20_3" style:display-name="Master1-Layout8-objTx-Inhalt-mit-Überschrift~LT~Gliederung 3" style:family="paragraph" style:parent-style-name="Master1-Layout8-objTx-Inhalt-mit-Überschrif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Inhalt-mit-Überschrift_7e_LT_7e_Gliederung_20_4" style:display-name="Master1-Layout8-objTx-Inhalt-mit-Überschrift~LT~Gliederung 4" style:family="paragraph" style:parent-style-name="Master1-Layout8-objTx-Inhalt-mit-Überschrif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5" style:display-name="Master1-Layout8-objTx-Inhalt-mit-Überschrift~LT~Gliederung 5" style:family="paragraph" style:parent-style-name="Master1-Layout8-objTx-Inhalt-mit-Überschrif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6" style:display-name="Master1-Layout8-objTx-Inhalt-mit-Überschrift~LT~Gliederung 6" style:family="paragraph" style:parent-style-name="Master1-Layout8-objTx-Inhalt-mit-Überschrif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7" style:display-name="Master1-Layout8-objTx-Inhalt-mit-Überschrift~LT~Gliederung 7" style:family="paragraph" style:parent-style-name="Master1-Layout8-objTx-Inhalt-mit-Überschrif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8" style:display-name="Master1-Layout8-objTx-Inhalt-mit-Überschrift~LT~Gliederung 8" style:family="paragraph" style:parent-style-name="Master1-Layout8-objTx-Inhalt-mit-Überschrif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9" style:display-name="Master1-Layout8-objTx-Inhalt-mit-Überschrift~LT~Gliederung 9" style:family="paragraph" style:parent-style-name="Master1-Layout8-objTx-Inhalt-mit-Überschrif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Titel" style:display-name="Master1-Layout8-objTx-Inhalt-mit-Überschrif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Untertitel" style:display-name="Master1-Layout8-objTx-Inhalt-mit-Überschrif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Notizen" style:display-name="Master1-Layout8-objTx-Inhalt-mit-Überschrif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Hintergrundobjekte" style:display-name="Master1-Layout8-objTx-Inhalt-mit-Überschrif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Inhalt-mit-Überschrift_7e_LT_7e_Hintergrund" style:display-name="Master1-Layout8-objTx-Inhalt-mit-Überschrif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Bild-mit-Überschrift_7e_LT_7e_Gliederung_20_1" style:display-name="Master1-Layout9-picTx-Bild-mit-Überschrif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Gliederung_20_2" style:display-name="Master1-Layout9-picTx-Bild-mit-Überschrift~LT~Gliederung 2" style:family="paragraph" style:parent-style-name="Master1-Layout9-picTx-Bild-mit-Überschrif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Bild-mit-Überschrift_7e_LT_7e_Gliederung_20_3" style:display-name="Master1-Layout9-picTx-Bild-mit-Überschrift~LT~Gliederung 3" style:family="paragraph" style:parent-style-name="Master1-Layout9-picTx-Bild-mit-Überschrif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Bild-mit-Überschrift_7e_LT_7e_Gliederung_20_4" style:display-name="Master1-Layout9-picTx-Bild-mit-Überschrift~LT~Gliederung 4" style:family="paragraph" style:parent-style-name="Master1-Layout9-picTx-Bild-mit-Überschrif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5" style:display-name="Master1-Layout9-picTx-Bild-mit-Überschrift~LT~Gliederung 5" style:family="paragraph" style:parent-style-name="Master1-Layout9-picTx-Bild-mit-Überschrif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6" style:display-name="Master1-Layout9-picTx-Bild-mit-Überschrift~LT~Gliederung 6" style:family="paragraph" style:parent-style-name="Master1-Layout9-picTx-Bild-mit-Überschrif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7" style:display-name="Master1-Layout9-picTx-Bild-mit-Überschrift~LT~Gliederung 7" style:family="paragraph" style:parent-style-name="Master1-Layout9-picTx-Bild-mit-Überschrif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8" style:display-name="Master1-Layout9-picTx-Bild-mit-Überschrift~LT~Gliederung 8" style:family="paragraph" style:parent-style-name="Master1-Layout9-picTx-Bild-mit-Überschrif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9" style:display-name="Master1-Layout9-picTx-Bild-mit-Überschrift~LT~Gliederung 9" style:family="paragraph" style:parent-style-name="Master1-Layout9-picTx-Bild-mit-Überschrif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Titel" style:display-name="Master1-Layout9-picTx-Bild-mit-Überschrif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Untertitel" style:display-name="Master1-Layout9-picTx-Bild-mit-Überschrif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Notizen" style:display-name="Master1-Layout9-picTx-Bild-mit-Überschrif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Hintergrundobjekte" style:display-name="Master1-Layout9-picTx-Bild-mit-Überschrif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Bild-mit-Überschrift_7e_LT_7e_Hintergrund" style:display-name="Master1-Layout9-picTx-Bild-mit-Überschrif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el-und-vertikaler-Text_7e_LT_7e_Gliederung_20_1" style:display-name="Master1-Layout10-vertTx-Titel-und-vertikaler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Gliederung_20_2" style:display-name="Master1-Layout10-vertTx-Titel-und-vertikaler-Text~LT~Gliederung 2" style:family="paragraph" style:parent-style-name="Master1-Layout10-vertTx-Titel-und-vertikaler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el-und-vertikaler-Text_7e_LT_7e_Gliederung_20_3" style:display-name="Master1-Layout10-vertTx-Titel-und-vertikaler-Text~LT~Gliederung 3" style:family="paragraph" style:parent-style-name="Master1-Layout10-vertTx-Titel-und-vertikaler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el-und-vertikaler-Text_7e_LT_7e_Gliederung_20_4" style:display-name="Master1-Layout10-vertTx-Titel-und-vertikaler-Text~LT~Gliederung 4" style:family="paragraph" style:parent-style-name="Master1-Layout10-vertTx-Titel-und-vertikaler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5" style:display-name="Master1-Layout10-vertTx-Titel-und-vertikaler-Text~LT~Gliederung 5" style:family="paragraph" style:parent-style-name="Master1-Layout10-vertTx-Titel-und-vertikaler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6" style:display-name="Master1-Layout10-vertTx-Titel-und-vertikaler-Text~LT~Gliederung 6" style:family="paragraph" style:parent-style-name="Master1-Layout10-vertTx-Titel-und-vertikaler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7" style:display-name="Master1-Layout10-vertTx-Titel-und-vertikaler-Text~LT~Gliederung 7" style:family="paragraph" style:parent-style-name="Master1-Layout10-vertTx-Titel-und-vertikaler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8" style:display-name="Master1-Layout10-vertTx-Titel-und-vertikaler-Text~LT~Gliederung 8" style:family="paragraph" style:parent-style-name="Master1-Layout10-vertTx-Titel-und-vertikaler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9" style:display-name="Master1-Layout10-vertTx-Titel-und-vertikaler-Text~LT~Gliederung 9" style:family="paragraph" style:parent-style-name="Master1-Layout10-vertTx-Titel-und-vertikaler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Titel" style:display-name="Master1-Layout10-vertTx-Titel-und-vertikaler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Untertitel" style:display-name="Master1-Layout10-vertTx-Titel-und-vertikaler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Notizen" style:display-name="Master1-Layout10-vertTx-Titel-und-vertikaler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Hintergrundobjekte" style:display-name="Master1-Layout10-vertTx-Titel-und-vertikaler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el-und-vertikaler-Text_7e_LT_7e_Hintergrund" style:display-name="Master1-Layout10-vertTx-Titel-und-vertikaler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kaler-Titel-und-Text_7e_LT_7e_Gliederung_20_1" style:display-name="Master1-Layout11-vertTitleAndTx-Vertikaler-Titel-und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Gliederung_20_2" style:display-name="Master1-Layout11-vertTitleAndTx-Vertikaler-Titel-und-Text~LT~Gliederung 2" style:family="paragraph" style:parent-style-name="Master1-Layout11-vertTitleAndTx-Vertikaler-Titel-und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kaler-Titel-und-Text_7e_LT_7e_Gliederung_20_3" style:display-name="Master1-Layout11-vertTitleAndTx-Vertikaler-Titel-und-Text~LT~Gliederung 3" style:family="paragraph" style:parent-style-name="Master1-Layout11-vertTitleAndTx-Vertikaler-Titel-und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kaler-Titel-und-Text_7e_LT_7e_Gliederung_20_4" style:display-name="Master1-Layout11-vertTitleAndTx-Vertikaler-Titel-und-Text~LT~Gliederung 4" style:family="paragraph" style:parent-style-name="Master1-Layout11-vertTitleAndTx-Vertikaler-Titel-und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5" style:display-name="Master1-Layout11-vertTitleAndTx-Vertikaler-Titel-und-Text~LT~Gliederung 5" style:family="paragraph" style:parent-style-name="Master1-Layout11-vertTitleAndTx-Vertikaler-Titel-und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6" style:display-name="Master1-Layout11-vertTitleAndTx-Vertikaler-Titel-und-Text~LT~Gliederung 6" style:family="paragraph" style:parent-style-name="Master1-Layout11-vertTitleAndTx-Vertikaler-Titel-und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7" style:display-name="Master1-Layout11-vertTitleAndTx-Vertikaler-Titel-und-Text~LT~Gliederung 7" style:family="paragraph" style:parent-style-name="Master1-Layout11-vertTitleAndTx-Vertikaler-Titel-und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8" style:display-name="Master1-Layout11-vertTitleAndTx-Vertikaler-Titel-und-Text~LT~Gliederung 8" style:family="paragraph" style:parent-style-name="Master1-Layout11-vertTitleAndTx-Vertikaler-Titel-und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9" style:display-name="Master1-Layout11-vertTitleAndTx-Vertikaler-Titel-und-Text~LT~Gliederung 9" style:family="paragraph" style:parent-style-name="Master1-Layout11-vertTitleAndTx-Vertikaler-Titel-und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Titel" style:display-name="Master1-Layout11-vertTitleAndTx-Vertikaler-Titel-und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Untertitel" style:display-name="Master1-Layout11-vertTitleAndTx-Vertikaler-Titel-und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Notizen" style:display-name="Master1-Layout11-vertTitleAndTx-Vertikaler-Titel-und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Hintergrundobjekte" style:display-name="Master1-Layout11-vertTitleAndTx-Vertikaler-Titel-u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kaler-Titel-und-Text_7e_LT_7e_Hintergrund" style:display-name="Master1-Layout11-vertTitleAndTx-Vertikaler-Titel-u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atz-Standardschriftart" style:family="text"/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4LVL2" style:display-name="WW_CharLFO4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meta:creation-date>2017-10-09T09:47:00Z</meta:creation-date>
    <dc:date>2022-01-20T13:36:33.437889446</dc:date>
    <meta:editing-cycles>98</meta:editing-cycles>
    <meta:editing-duration>PT7H55M58S</meta:editing-duration>
    <meta:document-statistic meta:table-count="2" meta:image-count="0" meta:object-count="0" meta:page-count="6" meta:paragraph-count="111" meta:word-count="692" meta:character-count="4713" meta:non-whitespace-character-count="4073"/>
    <meta:template xlink:type="simple" xlink:actuate="onRequest" xlink:title="" xlink:href="../../../Desktop/%25C3%259Cbungen-BSI-Untershcied-WindowsLINUX.odt/Normal.dotm"/>
  </office:meta>
</office:document-meta>
</file>